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0.314cm"/>
    </style:style>
    <style:style style:name="P2" style:family="paragraph" style:parent-style-name="Text_20_body">
      <style:paragraph-properties fo:line-height="0.337cm"/>
    </style:style>
    <style:style style:name="P3" style:family="paragraph" style:parent-style-name="Text_20_body">
      <style:paragraph-properties fo:line-height="0.316cm"/>
    </style:style>
    <style:style style:name="P4" style:family="paragraph" style:parent-style-name="Text_20_body">
      <style:paragraph-properties fo:line-height="0.31cm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 MT" fo:font-size="10pt" style:font-size-asian="10pt"/>
    </style:style>
    <style:style style:name="P7" style:family="paragraph" style:parent-style-name="Text_20_body">
      <style:paragraph-properties fo:margin-left="0cm" fo:margin-right="0cm" fo:line-height="0.314cm" fo:text-indent="0cm" style:auto-text-indent="false"/>
    </style:style>
    <style:style style:name="P8" style:family="paragraph" style:parent-style-name="Text_20_body">
      <style:paragraph-properties fo:margin-left="0cm" fo:margin-right="0cm" fo:line-height="0.314cm" fo:text-indent="0cm" style:auto-text-indent="false">
        <style:tab-stops>
          <style:tab-stop style:position="11.113cm"/>
        </style:tab-stops>
      </style:paragraph-properties>
    </style:style>
    <style:style style:name="P9" style:family="paragraph" style:parent-style-name="Text_20_body">
      <style:paragraph-properties fo:margin-left="0cm" fo:margin-right="0cm" fo:margin-top="0.062cm" fo:margin-bottom="0cm" fo:text-indent="0cm" style:auto-text-indent="false"/>
      <style:text-properties style:font-name="Arial MT" fo:font-size="10pt" style:font-size-asian="10pt"/>
    </style:style>
    <style:style style:name="P10" style:family="paragraph" style:parent-style-name="Text_20_body">
      <style:paragraph-properties fo:margin-left="0cm" fo:margin-right="0cm" fo:margin-top="0.261cm" fo:margin-bottom="0cm" fo:text-indent="0cm" style:auto-text-indent="false"/>
      <style:text-properties fo:font-size="14pt" style:font-size-asian="14pt"/>
    </style:style>
    <style:style style:name="P11" style:family="paragraph" style:parent-style-name="Text_20_body">
      <style:paragraph-properties fo:margin-left="0cm" fo:margin-right="0cm" fo:margin-top="0.272cm" fo:margin-bottom="0cm" fo:text-indent="0cm" style:auto-text-indent="false"/>
      <style:text-properties fo:font-size="14pt" style:font-size-asian="14pt"/>
    </style:style>
    <style:style style:name="P12" style:family="paragraph" style:parent-style-name="Text_20_body" style:master-page-name="Converted1">
      <style:paragraph-properties fo:margin-left="0cm" fo:margin-right="0cm" fo:margin-top="0.192cm" fo:margin-bottom="0cm" fo:text-indent="0cm" style:auto-text-indent="false" style:page-number="auto"/>
    </style:style>
    <style:style style:name="P13" style:family="paragraph" style:parent-style-name="Text_20_body">
      <style:paragraph-properties fo:margin-left="1.272cm" fo:margin-right="11.157cm" fo:margin-top="0.261cm" fo:margin-bottom="0cm" fo:line-height="96%" fo:text-indent="0cm" style:auto-text-indent="false"/>
    </style:style>
    <style:style style:name="P14" style:family="paragraph" style:parent-style-name="Text_20_body">
      <style:paragraph-properties fo:margin-left="1.272cm" fo:margin-right="14.025cm" fo:margin-top="0.312cm" fo:margin-bottom="0cm" fo:line-height="96%" fo:text-indent="0cm" style:auto-text-indent="false"/>
    </style:style>
    <style:style style:name="P15" style:family="paragraph" style:parent-style-name="Text_20_body">
      <style:paragraph-properties fo:margin-left="1.949cm" fo:margin-right="0cm" fo:line-height="0.314cm" fo:text-indent="0cm" style:auto-text-indent="false"/>
    </style:style>
    <style:style style:name="P16" style:family="paragraph" style:parent-style-name="Text_20_body">
      <style:paragraph-properties fo:margin-left="1.949cm" fo:margin-right="0cm" fo:line-height="0.309cm" fo:text-indent="0cm" style:auto-text-indent="false"/>
    </style:style>
    <style:style style:name="P17" style:family="paragraph" style:parent-style-name="Text_20_body">
      <style:paragraph-properties fo:margin-left="1.949cm" fo:margin-right="0cm" fo:line-height="0.31cm" fo:text-indent="0cm" style:auto-text-indent="false"/>
    </style:style>
    <style:style style:name="P18" style:family="paragraph" style:parent-style-name="Text_20_body">
      <style:paragraph-properties fo:margin-left="1.949cm" fo:margin-right="11.157cm" fo:margin-top="0.307cm" fo:margin-bottom="0cm" fo:line-height="96%" fo:text-indent="-0.679cm" style:auto-text-indent="false"/>
    </style:style>
    <style:style style:name="P19" style:family="paragraph" style:parent-style-name="Text_20_body">
      <style:paragraph-properties fo:margin-top="0.044cm" fo:margin-bottom="0cm"/>
    </style:style>
    <style:style style:name="P20" style:family="paragraph" style:parent-style-name="Text_20_body">
      <style:paragraph-properties fo:margin-left="1.272cm" fo:margin-right="9.631cm" fo:margin-top="0.261cm" fo:margin-bottom="0cm" fo:line-height="96%" fo:text-indent="0cm" style:auto-text-indent="false"/>
    </style:style>
    <style:style style:name="P21" style:family="paragraph" style:parent-style-name="Text_20_body">
      <style:paragraph-properties fo:margin-left="1.272cm" fo:margin-right="10.292cm" fo:margin-top="0.309cm" fo:margin-bottom="0cm" fo:line-height="96%" fo:text-indent="0cm" style:auto-text-indent="false"/>
    </style:style>
    <style:style style:name="P22" style:family="paragraph" style:parent-style-name="Text_20_body">
      <style:paragraph-properties fo:margin-left="1.272cm" fo:margin-right="10.292cm" fo:margin-top="0.263cm" fo:margin-bottom="0cm" fo:line-height="96%" fo:text-indent="0cm" style:auto-text-indent="false"/>
    </style:style>
    <style:style style:name="P23" style:family="paragraph" style:parent-style-name="Text_20_body">
      <style:paragraph-properties fo:margin-left="1.949cm" fo:margin-right="11.157cm" fo:line-height="96%" fo:text-indent="0cm" style:auto-text-indent="false"/>
    </style:style>
    <style:style style:name="P24" style:family="paragraph" style:parent-style-name="Text_20_body">
      <style:paragraph-properties fo:margin-left="1.272cm" fo:margin-right="-0.078cm" fo:margin-top="0.012cm" fo:margin-bottom="0cm" fo:line-height="83%" fo:text-indent="0cm" style:auto-text-indent="false"/>
    </style:style>
    <style:style style:name="P25" style:family="paragraph" style:parent-style-name="Text_20_body">
      <style:paragraph-properties fo:margin-left="1.272cm" fo:margin-right="8.675cm" fo:margin-top="0.263cm" fo:margin-bottom="0cm" fo:line-height="96%" fo:text-indent="0cm" style:auto-text-indent="false"/>
    </style:style>
    <style:style style:name="P26" style:family="paragraph" style:parent-style-name="Text_20_body">
      <style:paragraph-properties fo:margin-left="1.949cm" fo:margin-right="6.922cm" fo:margin-top="0.002cm" fo:margin-bottom="0cm" fo:line-height="96%" fo:text-indent="0.677cm" style:auto-text-indent="false"/>
    </style:style>
    <style:style style:name="P27" style:family="paragraph" style:parent-style-name="Text_20_body">
      <style:paragraph-properties fo:margin-top="0.157cm" fo:margin-bottom="0cm"/>
    </style:style>
    <style:style style:name="P28" style:family="paragraph" style:parent-style-name="Text_20_body">
      <style:paragraph-properties fo:margin-left="1.272cm" fo:margin-right="7.752cm" fo:margin-top="0.263cm" fo:margin-bottom="0cm" fo:line-height="96%" fo:text-indent="0cm" style:auto-text-indent="false"/>
    </style:style>
    <style:style style:name="P29" style:family="paragraph" style:parent-style-name="Text_20_body">
      <style:paragraph-properties fo:margin-left="1.272cm" fo:margin-right="2.422cm" fo:margin-top="0.039cm" fo:margin-bottom="0cm" fo:line-height="83%" fo:text-indent="0cm" style:auto-text-indent="false"/>
    </style:style>
    <style:style style:name="P30" style:family="paragraph" style:parent-style-name="Text_20_body">
      <style:paragraph-properties fo:margin-left="1.949cm" fo:margin-right="8.983cm" fo:margin-top="0.002cm" fo:margin-bottom="0cm" fo:line-height="96%" fo:text-indent="0cm" style:auto-text-indent="false"/>
    </style:style>
    <style:style style:name="P31" style:family="paragraph" style:parent-style-name="Text_20_body">
      <style:paragraph-properties fo:margin-top="0.302cm" fo:margin-bottom="0cm" fo:line-height="0.316cm"/>
    </style:style>
    <style:style style:name="P32" style:family="paragraph" style:parent-style-name="Text_20_body">
      <style:paragraph-properties fo:margin-left="1.272cm" fo:margin-right="5.066cm" fo:margin-top="0.051cm" fo:margin-bottom="0cm" fo:line-height="96%" fo:text-indent="0cm" style:auto-text-indent="false"/>
    </style:style>
    <style:style style:name="P33" style:family="paragraph" style:parent-style-name="Heading_20_2">
      <style:text-properties style:font-name="Arial1" fo:font-weight="bold" style:font-weight-asian="bold"/>
    </style:style>
    <style:style style:name="P34" style:family="paragraph" style:parent-style-name="Heading_20_2">
      <style:text-properties fo:letter-spacing="-0.004cm"/>
    </style:style>
    <style:style style:name="P35" style:family="paragraph" style:parent-style-name="Heading_20_2">
      <style:text-properties fo:letter-spacing="-0.004cm" fo:font-weight="bold" style:font-weight-asian="bold" style:font-weight-complex="bold"/>
    </style:style>
    <style:style style:name="P36" style:family="paragraph" style:parent-style-name="Title">
      <style:paragraph-properties fo:line-height="105%"/>
    </style:style>
    <style:style style:name="P37" style:family="paragraph" style:parent-style-name="Title">
      <style:paragraph-properties fo:line-height="105%"/>
      <style:text-properties fo:font-size="26pt" fo:letter-spacing="-0.009cm" style:font-size-asian="26pt" style:font-size-complex="26pt"/>
    </style:style>
    <style:style style:name="P38" style:family="paragraph" style:parent-style-name="Standard">
      <style:paragraph-properties fo:margin-top="0.018cm" fo:margin-bottom="0cm"/>
    </style:style>
    <style:style style:name="P39" style:family="paragraph" style:parent-style-name="Standard">
      <style:paragraph-properties fo:margin-top="0.18cm" fo:margin-bottom="0cm"/>
    </style:style>
    <style:style style:name="P40" style:family="paragraph" style:parent-style-name="Standard">
      <style:paragraph-properties fo:margin-top="0.18cm" fo:margin-bottom="0cm"/>
      <style:text-properties style:font-name="Arial1" fo:font-size="10pt" fo:letter-spacing="-0.004cm" fo:font-weight="bold" style:font-size-asian="10pt" style:font-weight-asian="bold"/>
    </style:style>
    <style:style style:name="P41" style:family="paragraph" style:parent-style-name="Standard">
      <style:paragraph-properties fo:margin-top="0.178cm" fo:margin-bottom="0cm" fo:line-height="0.402cm"/>
    </style:style>
    <style:style style:name="P42" style:family="paragraph" style:parent-style-name="Standard">
      <style:paragraph-properties fo:margin-top="0.176cm" fo:margin-bottom="0cm"/>
    </style:style>
    <style:style style:name="P43" style:family="paragraph" style:parent-style-name="Standard">
      <style:paragraph-properties fo:margin-top="0.176cm" fo:margin-bottom="0cm" fo:line-height="0.402cm"/>
    </style:style>
    <style:style style:name="P44" style:family="paragraph" style:parent-style-name="Standard">
      <style:paragraph-properties fo:margin-top="0.176cm" fo:margin-bottom="0cm" fo:line-height="0.402cm"/>
      <style:text-properties style:font-name="Arial1" fo:font-size="10pt" fo:letter-spacing="-0.004cm" fo:font-weight="bold" style:font-size-asian="10pt" style:font-weight-asian="bold"/>
    </style:style>
    <style:style style:name="P45" style:family="paragraph" style:parent-style-name="Standard">
      <style:paragraph-properties fo:margin-top="0.176cm" fo:margin-bottom="0cm"/>
      <style:text-properties style:font-name="Arial1" fo:font-size="10pt" fo:font-weight="bold" style:font-size-asian="10pt" style:font-weight-asian="bold"/>
    </style:style>
    <style:style style:name="P46" style:family="paragraph" style:parent-style-name="Standard">
      <style:paragraph-properties fo:margin-left="1.949cm" fo:margin-right="0cm" fo:line-height="0.309cm" fo:text-indent="0cm" style:auto-text-indent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letter-spacing="-0.009cm" style:font-size-asian="26pt" style:font-size-complex="26pt"/>
    </style:style>
    <style:style style:name="T3" style:family="text">
      <style:text-properties fo:letter-spacing="-0.009cm"/>
    </style:style>
    <style:style style:name="T4" style:family="text">
      <style:text-properties fo:letter-spacing="-0.009cm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1" fo:font-size="10pt" fo:font-weight="bold" style:font-size-asian="10pt" style:font-weight-asian="bold"/>
    </style:style>
    <style:style style:name="T7" style:family="text">
      <style:text-properties style:font-name="Arial1" fo:font-size="10pt" fo:letter-spacing="-0.004cm" fo:font-weight="bold" style:font-size-asian="10pt" style:font-weight-asian="bold"/>
    </style:style>
    <style:style style:name="T8" style:family="text">
      <style:text-properties style:font-name="Arial1"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 MT" fo:font-size="10pt" style:font-size-asian="10pt"/>
    </style:style>
    <style:style style:name="T11" style:family="text">
      <style:text-properties fo:letter-spacing="-0.004cm"/>
    </style:style>
    <style:style style:name="T12" style:family="text">
      <style:text-properties fo:letter-spacing="-0.004cm" fo:font-weight="bold" style:font-weight-asian="bold" style:font-weight-complex="bold"/>
    </style:style>
    <style:style style:name="T13" style:family="text">
      <style:text-properties fo:letter-spacing="-0.016cm"/>
    </style:style>
    <style:style style:name="T14" style:family="text">
      <style:text-properties fo:letter-spacing="0.071cm" style:text-underline-style="solid" style:text-underline-width="auto" style:text-underline-color="font-color"/>
    </style:style>
    <style:style style:name="T15" style:family="text">
      <style:text-properties fo:letter-spacing="0.141cm" style:text-underline-style="solid" style:text-underline-width="auto" style:text-underline-color="font-color"/>
    </style:style>
    <style:style style:name="T16" style:family="text">
      <style:text-properties fo:letter-spacing="0.141cm" style:text-underline-style="solid" style:text-underline-width="auto" style:text-underline-color="font-color" style:text-scale="150%"/>
    </style:style>
    <style:style style:name="T17" style:family="text">
      <style:text-properties fo:letter-spacing="-0.012cm"/>
    </style:style>
    <style:style style:name="T18" style:family="text">
      <style:text-properties fo:letter-spacing="-0.046cm"/>
    </style:style>
    <style:style style:name="T19" style:family="text">
      <style:text-properties fo:letter-spacing="-0.03cm"/>
    </style:style>
    <style:style style:name="T20" style:family="text">
      <style:text-properties style:font-name="Symbol"/>
    </style:style>
    <style:style style:name="T21" style:family="text">
      <style:text-properties style:font-name="Times New Roman" fo:letter-spacing="0.099cm"/>
    </style:style>
    <style:style style:name="T22" style:family="text">
      <style:text-properties style:font-name="Times New Roman" fo:letter-spacing="0.071cm"/>
    </style:style>
    <style:style style:name="T23" style:family="text">
      <style:text-properties fo:letter-spacing="-0.007cm"/>
    </style:style>
    <style:style style:name="T24" style:family="text">
      <style:text-properties fo:font-size="8pt" fo:letter-spacing="-0.009cm" style:font-size-asian="8pt"/>
    </style:style>
    <style:style style:name="T25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6"><text:s text:c="11"/><text:span text:style-name="T1">AI</text:span><text:span text:style-name="T2"> </text:span><text:span text:style-name="T1">Assisted</text:span><text:span text:style-name="T2"> </text:span><text:span text:style-name="T1">Coding</text:span><text:span text:style-name="T2"> </text:span><text:span text:style-name="T1">–</text:span><text:span text:style-name="T2"> </text:span><text:span text:style-name="T1">Lab</text:span><text:span text:style-name="T2"> </text:span><text:span text:style-name="T1">15.4</text:span></text:p>
        <text:p text:style-name="P37"/>
        <text:p text:style-name="P36"><text:span text:style-name="T4"><text:s text:c="26"/>NAME:- K.UMESH CHANDRA</text:span></text:p>
        <text:p text:style-name="P36"><text:span text:style-name="T4"><text:s text:c="23"/>HT NO:-2403A51277</text:span></text:p>
        <text:p text:style-name="P36"><text:span text:style-name="T4"><text:s text:c="30"/>BATCH:-12</text:span></text:p>
        <text:p text:style-name="P38"><text:span text:style-name="T6"><text:s/></text:span></text:p>
        <text:p text:style-name="P6"/>
        <text:p text:style-name="P9"/>
        <text:list xml:id="list6798818187974437857" text:style-name="Outline">
          <text:list-item>
            <text:h text:style-name="Heading_20_1" text:outline-level="1"><text:s text:c="33"/>Task 1 – Setup Flask <text:span text:style-name="T11">Backend</text:span></text:h>
            <text:list>
              <text:list-item>
                <text:h text:style-name="P33" text:outline-level="2"/>
              </text:list-item>
              <text:list-item>
                <text:h text:style-name="Heading_20_2" text:outline-level="2"><text:span text:style-name="T8">Aim: </text:span>Create a basic Flask server with a single welcome <text:span text:style-name="T11">endpoint.</text:span></text:h>
              </text:list-item>
              <text:list-item>
                <text:h text:style-name="P34" text:outline-level="2"/>
              </text:list-item>
              <text:list-item>
                <text:h text:style-name="Heading_20_2" text:outline-level="2"><text:span text:style-name="T12">CODE:-</text:span></text:h>
              </text:list-item>
            </text:list>
          </text:list-item>
        </text:list>
        <text:p text:style-name="P13">from<text:span text:style-name="T13"> </text:span>flask<text:span text:style-name="T13"> </text:span>import<text:span text:style-name="T13"> </text:span>Flask,<text:span text:style-name="T13"> </text:span>jsonify app = Flask(<text:span text:style-name="T14"> </text:span>name<text:span text:style-name="T14"> </text:span>)</text:p>
        <text:p text:style-name="P14"><text:span text:style-name="T11">@app.route('/') </text:span>def home():</text:p>
        <text:p text:style-name="P15">return jsonify({"message": "Welcome to AI-assisted <text:span text:style-name="T11">API"})</text:span></text:p>
        <text:p text:style-name="P18">if<text:span text:style-name="T11"> </text:span><text:span text:style-name="T15"><text:s/></text:span>name<text:span text:style-name="T16"> </text:span>==<text:span text:style-name="T11"> </text:span>"<text:span text:style-name="T15"> </text:span>main<text:span text:style-name="T15"> </text:span>": <text:span text:style-name="T11">app.run(debug=True)</text:span></text:p>
        <text:p text:style-name="P40"/>
        <text:p text:style-name="P40"/>
        <text:p text:style-name="P39"><text:span text:style-name="T7">Output:</text:span></text:p>
        <text:p text:style-name="P19">{"message": "Welcome to AI-assisted <text:span text:style-name="T11">API"}</text:span></text:p>
        <text:p text:style-name="P10"/>
        <text:list xml:id="list31633824" text:continue-numbering="true" text:style-name="Outline"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><text:s text:c="21"/>Task 2 – Create a CRUD API (Read and <text:span text:style-name="T11">Create)</text:span></text:h>
            <text:list>
              <text:list-item>
                <text:h text:style-name="P33" text:outline-level="2"/>
              </text:list-item>
              <text:list-item>
                <text:h text:style-name="Heading_20_2" text:outline-level="2"><text:span text:style-name="T8">Aim: </text:span>Implement endpoints to list and add <text:span text:style-name="T11">items.</text:span></text:h>
              </text:list-item>
              <text:list-item>
                <text:h text:style-name="P35" text:outline-level="2"/>
              </text:list-item>
              <text:list-item>
                <text:h text:style-name="Heading_20_2" text:outline-level="2"><text:span text:style-name="T12">CODE:-</text:span></text:h>
              </text:list-item>
            </text:list>
          </text:list-item>
        </text:list>
        <text:p text:style-name="P20">from<text:span text:style-name="T17"> </text:span>flask<text:span text:style-name="T17"> </text:span>import<text:span text:style-name="T17"> </text:span>Flask,<text:span text:style-name="T17"> </text:span>jsonify,<text:span text:style-name="T17"> </text:span>request app = Flask(<text:span text:style-name="T14"> </text:span>name<text:span text:style-name="T14"> </text:span>)</text:p>
        <text:p text:style-name="P1">items = <text:span text:style-name="T3">[]</text:span></text:p>
        <text:p text:style-name="P21">@app.route('/items',<text:span text:style-name="T18"> </text:span>methods=['GET']) def get_items():</text:p>
        <text:p text:style-name="P15">return <text:span text:style-name="T11">jsonify(items)</text:span></text:p>
        <text:p text:style-name="P21"><text:soft-page-break/>@app.route('/items',<text:span text:style-name="T18"> </text:span>methods=['POST']) def add_item():</text:p>
        <text:p text:style-name="P23">data<text:span text:style-name="T19"> </text:span>=<text:span text:style-name="T19"> </text:span>request.get_json() <text:span text:style-name="T11">items.append(data)</text:span></text:p>
        <text:p text:style-name="P15">return jsonify({"message": "Item added", "item": data}), <text:span text:style-name="T3">201</text:span></text:p>
        <text:p text:style-name="P41"><text:span text:style-name="T6"><text:s/></text:span><text:span text:style-name="T7">Output:</text:span></text:p>
        <text:p text:style-name="P2">GET /items <text:span text:style-name="T20"></text:span><text:span text:style-name="T21"> </text:span><text:span text:style-name="T17">[]</text:span></text:p>
        <text:p text:style-name="P24">POST<text:span text:style-name="T3"> </text:span>/items<text:span text:style-name="T3"> </text:span>{"name":"Book","price":200}<text:span text:style-name="T3"> </text:span><text:span text:style-name="T20"></text:span><text:span text:style-name="T22"> </text:span>{"message":<text:span text:style-name="T3"> </text:span>"Item<text:span text:style-name="T3"> </text:span>added","item":{"name":"Book","price":200 GET /items <text:span text:style-name="T20"></text:span><text:span text:style-name="T22"> </text:span>[{"name":"Book","price":200}]</text:p>
        <text:p text:style-name="P11"/>
        <text:list xml:id="list31643610" text:continue-numbering="true" text:style-name="Outline"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><text:s text:c="35"/>Task 3 – Update <text:span text:style-name="T23">Item</text:span></text:h>
            <text:list>
              <text:list-item>
                <text:h text:style-name="P33" text:outline-level="2"/>
              </text:list-item>
              <text:list-item>
                <text:h text:style-name="Heading_20_2" text:outline-level="2"><text:span text:style-name="T8">Aim: </text:span>Implement PUT endpoint to update an existing <text:span text:style-name="T11">item.</text:span></text:h>
              </text:list-item>
              <text:list-item>
                <text:h text:style-name="P35" text:outline-level="2"/>
              </text:list-item>
              <text:list-item>
                <text:h text:style-name="Heading_20_2" text:outline-level="2"><text:span text:style-name="T12">CODE:-</text:span></text:h>
              </text:list-item>
              <text:list-item>
                <text:h text:style-name="Heading_20_2" text:outline-level="2"/>
              </text:list-item>
            </text:list>
          </text:list-item>
        </text:list>
        <text:p text:style-name="P25">@app.route('/items/&lt;int:index&gt;',<text:span text:style-name="T18"> </text:span>methods=['PUT']) def update_item(index):</text:p>
        <text:p text:style-name="P16">if index &lt; 0 or index &gt;= <text:span text:style-name="T11">len(items):</text:span></text:p>
        <text:p text:style-name="P26">return<text:span text:style-name="T17"> </text:span>jsonify({"error":<text:span text:style-name="T17"> </text:span>"Item<text:span text:style-name="T17"> </text:span>not<text:span text:style-name="T17"> </text:span>found"}),<text:span text:style-name="T17"> </text:span>404 data = request.get_json()</text:p>
        <text:p text:style-name="P15">items[index] = <text:span text:style-name="T23">data</text:span></text:p>
        <text:p text:style-name="P1"/>
        <text:p text:style-name="P27">return jsonify({"message": "Item updated", "item": <text:span text:style-name="T11">data})</text:span></text:p>
        <text:p text:style-name="P8"><text:tab/></text:p>
        <text:p text:style-name="P43"><text:span text:style-name="T7">Output:</text:span></text:p>
        <text:p text:style-name="P8">PUT<text:span text:style-name="T11"> </text:span>/items/0 {"name":"Notebook","price":250} <text:span text:style-name="T20"></text:span><text:span text:style-name="T21"> </text:span>{"message":"Item <text:span text:style-name="T11">updated","item":{"name":"Notebook","</text:span></text:p>
        <text:p text:style-name="P7"/>
        <text:list xml:id="list31650876" text:continue-numbering="true" text:style-name="Outline"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/>
          </text:list-item>
          <text:list-item>
            <text:h text:style-name="Heading_20_1" text:outline-level="1"><text:s text:c="33"/>Task 4 – Delete <text:span text:style-name="T23">Item</text:span></text:h>
            <text:list>
              <text:list-item>
                <text:h text:style-name="P33" text:outline-level="2"/>
              </text:list-item>
              <text:list-item>
                <text:h text:style-name="Heading_20_2" text:outline-level="2"><text:span text:style-name="T8">Aim: </text:span>Implement DELETE endpoint to remove an <text:span text:style-name="T11">item.</text:span></text:h>
              </text:list-item>
              <text:list-item>
                <text:h text:style-name="P35" text:outline-level="2"/>
              </text:list-item>
              <text:list-item>
                <text:h text:style-name="Heading_20_2" text:outline-level="2"><text:span text:style-name="T12">CODE:-</text:span></text:h>
              </text:list-item>
              <text:list-item>
                <text:h text:style-name="Heading_20_2" text:outline-level="2"/>
              </text:list-item>
            </text:list>
          </text:list-item>
        </text:list>
        <text:p text:style-name="P28"><text:soft-page-break/>@app.route('/items/&lt;int:index&gt;',<text:span text:style-name="T18"> </text:span>methods=['DELETE']) def delete_item(index):</text:p>
        <text:p text:style-name="P16">if index &lt; 0 or index &gt;= <text:span text:style-name="T11">len(items):</text:span></text:p>
        <text:p text:style-name="P26">return<text:span text:style-name="T17"> </text:span>jsonify({"error":<text:span text:style-name="T17"> </text:span>"Item<text:span text:style-name="T17"> </text:span>not<text:span text:style-name="T17"> </text:span>found"}),<text:span text:style-name="T17"> </text:span>404 removed_item = items.pop(index)</text:p>
        <text:p text:style-name="P15">return jsonify({"message": "Item deleted", "item": <text:span text:style-name="T11">removed_item})</text:span></text:p>
        <text:p text:style-name="P44"/>
        <text:p text:style-name="P44"/>
        <text:p text:style-name="P43"><text:span text:style-name="T7">Output:</text:span></text:p>
        <text:p text:style-name="P29">DELETE<text:span text:style-name="T13"> </text:span>/items/0<text:span text:style-name="T13"> </text:span><text:span text:style-name="T20"></text:span><text:span text:style-name="T22"> </text:span>{"message":"Item<text:span text:style-name="T13"> </text:span>deleted","item":{"name":"Notebook","price":250}} GET /items <text:span text:style-name="T20"></text:span><text:span text:style-name="T22"> </text:span>[]</text:p>
        <text:p text:style-name="P5"/>
        <text:p text:style-name="P7"/>
        <text:p text:style-name="P7"/>
        <text:p text:style-name="P7"/>
        <text:list xml:id="list31639606" text:continue-numbering="true" text:style-name="Outline">
          <text:list-item>
            <text:h text:style-name="Heading_20_1" text:outline-level="1"><text:s text:c="21"/>Task 5 – Add Auto-Generated <text:span text:style-name="T11">Documentation</text:span></text:h>
            <text:list>
              <text:list-item>
                <text:h text:style-name="P33" text:outline-level="2"/>
              </text:list-item>
              <text:list-item>
                <text:h text:style-name="Heading_20_2" text:outline-level="2"><text:span text:style-name="T8">Aim: </text:span>Add inline docstrings and Swagger integration for API <text:span text:style-name="T11">documentation.</text:span></text:h>
              </text:list-item>
              <text:list-item>
                <text:h text:style-name="P35" text:outline-level="2"/>
              </text:list-item>
              <text:list-item>
                <text:h text:style-name="P35" text:outline-level="2"/>
              </text:list-item>
              <text:list-item>
                <text:h text:style-name="P35" text:outline-level="2"/>
              </text:list-item>
              <text:list-item>
                <text:h text:style-name="Heading_20_2" text:outline-level="2"><text:span text:style-name="T12">CODE:-</text:span></text:h>
              </text:list-item>
              <text:list-item>
                <text:h text:style-name="Heading_20_2" text:outline-level="2"/>
              </text:list-item>
            </text:list>
          </text:list-item>
        </text:list>
        <text:p text:style-name="P22">@app.route('/items',<text:span text:style-name="T18"> </text:span>methods=['GET']) def get_items():</text:p>
        <text:p text:style-name="P46"><text:span text:style-name="T24">"""</text:span></text:p>
        <text:p text:style-name="P17">GET <text:span text:style-name="T11">/items</text:span></text:p>
        <text:p text:style-name="P30">Returns<text:span text:style-name="T3"> </text:span>a<text:span text:style-name="T3"> </text:span>list<text:span text:style-name="T3"> </text:span>of<text:span text:style-name="T3"> </text:span>all<text:span text:style-name="T3"> </text:span>items<text:span text:style-name="T3"> </text:span>in<text:span text:style-name="T3"> </text:span>the<text:span text:style-name="T3"> </text:span>store. <text:span text:style-name="T23">"""</text:span></text:p>
        <text:p text:style-name="P15">return <text:span text:style-name="T11">jsonify(items)</text:span></text:p>
        <text:p text:style-name="P31"># Swagger setup <text:span text:style-name="T11">(optional)</text:span></text:p>
        <text:p text:style-name="P4"># from flask_restx import <text:span text:style-name="T3">Api</text:span></text:p>
        <text:p text:style-name="P3"># api = Api(app, doc='/docs', title='AI-Assisted API', description='CRUD Operations <text:span text:style-name="T11">Demo')</text:span></text:p>
        <text:p text:style-name="P45"/>
        <text:p text:style-name="P45"/>
        <text:p text:style-name="P42"><text:span text:style-name="T6"><text:s/></text:span><text:span text:style-name="T7">Output:-</text:span></text:p>
        <text:p text:style-name="P32">API<text:span text:style-name="T3"> </text:span>documentation<text:span text:style-name="T3"> </text:span>visible<text:span text:style-name="T3"> </text:span>at<text:span text:style-name="T3"> </text:span>/docs<text:span text:style-name="T3"> </text:span>(if<text:span text:style-name="T3"> </text:span>Flask-RESTX<text:span text:style-name="T3"> </text:span>is<text:span text:style-name="T3"> </text:span>installed). Inline docstrings available for all endpoints.</text:p>
      </text:section>
      <text:p text:style-name="P12"><text:s/></text:p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ourier New" style:font-name-asian="Courier New1" style:font-name-complex="Courier New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2cm" fo:margin-right="0cm" fo:text-indent="0cm" style:auto-text-indent="false"/>
      <style:text-properties fo:font-size="8pt" style:font-size-asian="8pt" style:font-size-complex="8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7cm" fo:margin-bottom="0cm"/>
      <style:text-properties style:font-name="Arial MT" fo:font-size="10pt" style:font-name-asian="Arial MT1" style:font-size-asian="10pt" style:font-name-complex="Arial MT1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5.403cm" fo:margin-right="2.422cm" fo:margin-top="0.113cm" fo:margin-bottom="0cm" fo:text-align="start" style:justify-single-word="false" fo:text-indent="-5.205cm" style:auto-text-indent="false"/>
      <style:text-properties style:font-name="Arial1" fo:font-size="18pt" fo:font-weight="bold" style:font-name-asian="Arial2" style:font-size-asian="18pt" style:font-weight-asian="bold" style:font-name-complex="Arial2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/>
    <style:style style:name="Table_20_Paragraph" style:display-name="Table Paragraph" style:family="paragraph" style:parent-style-name="Standard" style:default-outline-level="" style:list-style-name="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611cm" fo:margin-bottom="0.494cm" fo:margin-left="2.75cm" fo:margin-right="0cm" style:writing-mode="lr-tb" style:layout-grid-color="#c0c0c0" style:layout-grid-lines="26595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(anonymous)</dc:title>
    <dc:subject>(unspecified)</dc:subject>
    <meta:initial-creator>(anonymous)</meta:initial-creator>
    <meta:editing-cycles>2</meta:editing-cycles>
    <meta:creation-date>2025-10-23T10:58:00</meta:creation-date>
    <dc:date>2025-10-31T11:37:23.27</dc:date>
    <meta:editing-duration>PT1S</meta:editing-duration>
    <meta:generator>OpenOffice/4.1.13$Win32 OpenOffice.org_project/4113m1$Build-9810</meta:generator>
    <meta:document-statistic meta:table-count="0" meta:image-count="0" meta:object-count="0" meta:page-count="4" meta:paragraph-count="62" meta:word-count="306" meta:character-count="2608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